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60.17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23.05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4.82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30.18mm"/>
    </style:style>
    <style:style style:name="co9" style:family="table-column">
      <style:table-column-properties fo:break-before="auto" style:column-width="29.3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44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21.68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13.21mm" fo:break-before="auto" style:use-optimal-row-height="true"/>
    </style:style>
    <style:style style:name="ro8" style:family="table-row">
      <style:table-row-properties style:row-height="13.16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3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="0.06pt solid #000000" style:rotation-align="none" style:vertical-align="middl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111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rotation-align="none" style:vertical-align="middl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330.31mm" fo:min-width="347.04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340mm" fo:min-width="310.76mm" fo:padding-top="1.25mm" fo:padding-bottom="1.25mm" fo:padding-left="2.5mm" fo:padding-right="2.5mm" fo:wrap-option="wrap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25"/>
        <table:table-column table:style-name="co11" table:number-columns-repeated="1014" table:default-cell-style-name="ce29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52.03mm" svg:height="332.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52.03mm" svg:height="332.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52.03mm" svg:height="332.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52.03mm" svg:height="332.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52.03mm" svg:height="332.8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315.75mm" svg:height="342.4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315.75mm" svg:height="342.4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315.75mm" svg:height="342.4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315.75mm" svg:height="342.4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315.75mm" svg:height="342.49mm" svg:x="0.75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office:value-type="string" calcext:value-type="string">
            <office:annotation draw:style-name="gr3" draw:text-style-name="P2" svg:width="28.99mm" svg:height="4.69mm" svg:x="83.69mm" svg:y="0mm" draw:caption-point-x="-6.1mm" draw:caption-point-y="0.1mm">
              <dc:date>2016-03-07T00:00:00</dc:date>
              <text:p/>
            </office:annotation>
            <text:p>TIPO DI PROCESSING</text:p>
          </table:table-cell>
          <table:table-cell table:style-name="ce7" office:value-type="string" calcext:value-type="string">
            <office:annotation draw:style-name="gr3" draw:text-style-name="P2" svg:width="28.99mm" svg:height="4.69mm" svg:x="128.04mm" svg:y="0mm" draw:caption-point-x="-6.1mm" draw:caption-point-y="0.1mm">
              <dc:date>2016-03-07T00:00:00</dc:date>
              <text:p/>
            </office:annotation>
            <text:p>ATTRIBUTI SCARTATI</text:p>
          </table:table-cell>
          <table:table-cell table:style-name="ce7" office:value-type="string" calcext:value-type="string">
            <office:annotation draw:style-name="gr3" draw:text-style-name="P2" svg:width="28.99mm" svg:height="4.69mm" svg:x="151.09mm" svg:y="0mm" draw:caption-point-x="-6.1mm" draw:caption-point-y="0.1mm">
              <dc:date>2016-03-07T00:00:00</dc:date>
              <text:p/>
            </office:annotation>
            <text:p>STRTONUM</text:p>
          </table:table-cell>
          <table:table-cell table:style-name="ce7" office:value-type="string" calcext:value-type="string">
            <office:annotation draw:style-name="gr3" draw:text-style-name="P2" svg:width="28.99mm" svg:height="4.69mm" svg:x="182.58mm" svg:y="0mm" draw:caption-point-x="-6.1mm" draw:caption-point-y="0.1mm">
              <dc:date>2016-03-07T00:00:00</dc:date>
              <text:p/>
            </office:annotation>
            <text:p>ALGORITMO</text:p>
          </table:table-cell>
          <table:table-cell table:style-name="ce7" office:value-type="string" calcext:value-type="string">
            <office:annotation draw:style-name="gr3" draw:text-style-name="P2" svg:width="28.99mm" svg:height="4.69mm" svg:x="257.4mm" svg:y="0mm" draw:caption-point-x="-6.1mm" draw:caption-point-y="0.1mm">
              <dc:date>2016-03-07T00:00:00</dc:date>
              <text:p/>
            </office:annotation>
            <text:p>PARAMETRI</text:p>
          </table:table-cell>
          <table:table-cell table:style-name="ce16" office:value-type="string" calcext:value-type="string">
            <text:p>ACCURACY</text:p>
          </table:table-cell>
          <table:table-cell table:style-name="ce16" office:value-type="string" calcext:value-type="string">
            <text:p>PYTHON SCORE</text:p>
          </table:table-cell>
          <table:table-cell table:style-name="ce16" office:value-type="string" calcext:value-type="string">
            <text:p>KAGGLE SCORE</text:p>
          </table:table-cell>
          <table:table-cell table:style-name="ce22" office:value-type="string" calcext:value-type="string">
            <text:p>POSIZIONE</text:p>
          </table:table-cell>
          <table:table-cell table:style-name="ce27" table:number-columns-repeated="1014"/>
        </table:table-row>
        <table:table-row table:style-name="ro2">
          <table:table-cell table:style-name="ce2" office:value-type="date" office:date-value="2016-03-02" calcext:value-type="date">
            <text:p>02/03/16</text:p>
          </table:table-cell>
          <table:table-cell table:style-name="ce8" office:value-type="string" calcext:value-type="string">
            <text:p>SDR</text:p>
          </table:table-cell>
          <table:table-cell table:style-name="ce8" office:value-type="string" calcext:value-type="string">
            <text:p>X,Y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8"/>
          <table:table-cell table:style-name="ce17" office:value-type="float" office:value="0.19799" calcext:value-type="float">
            <text:p>0,19799</text:p>
          </table:table-cell>
          <table:table-cell table:style-name="ce17" office:value-type="float" office:value="2.65435" calcext:value-type="float">
            <text:p>2,65435</text:p>
          </table:table-cell>
          <table:table-cell table:style-name="ce17" office:value-type="float" office:value="2.65656" calcext:value-type="float">
            <text:p>2,65656</text:p>
          </table:table-cell>
          <table:table-cell table:style-name="ce23" office:value-type="string" calcext:value-type="string">
            <text:p>873/1381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71" calcext:value-type="float">
            <text:p>0,20771</text:p>
          </table:table-cell>
          <table:table-cell table:style-name="ce17" office:value-type="float" office:value="2.64991" calcext:value-type="float">
            <text:p>2,64991</text:p>
          </table:table-cell>
          <table:table-cell table:style-name="ce17" office:value-type="float" office:value="2.65093" calcext:value-type="float">
            <text:p>2,65093</text:p>
          </table:table-cell>
          <table:table-cell table:style-name="ce23" office:value-type="string" calcext:value-type="string">
            <text:p>865/1381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20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75" calcext:value-type="float">
            <text:p>0,20775</text:p>
          </table:table-cell>
          <table:table-cell table:style-name="ce17" office:value-type="float" office:value="2.64766" calcext:value-type="float">
            <text:p>2,64766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86" calcext:value-type="float">
            <text:p>0,20786</text:p>
          </table:table-cell>
          <table:table-cell table:style-name="ce17" office:value-type="float" office:value="2.64963" calcext:value-type="float">
            <text:p>2,64963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764" calcext:value-type="float">
            <text:p>0,20764</text:p>
          </table:table-cell>
          <table:table-cell table:style-name="ce17" office:value-type="float" office:value="2.64746" calcext:value-type="float">
            <text:p>2,64746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861" calcext:value-type="float">
            <text:p>0,20861</text:p>
          </table:table-cell>
          <table:table-cell table:style-name="ce17" office:value-type="float" office:value="2.64754" calcext:value-type="float">
            <text:p>2,64754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843" calcext:value-type="float">
            <text:p>0,20843</text:p>
          </table:table-cell>
          <table:table-cell table:style-name="ce17" office:value-type="float" office:value="2.64589" calcext:value-type="float">
            <text:p>2,64589</text:p>
          </table:table-cell>
          <table:table-cell table:style-name="ce17" office:value-type="float" office:value="2.64736" calcext:value-type="float">
            <text:p>2,64736</text:p>
          </table:table-cell>
          <table:table-cell table:style-name="ce23" office:value-type="string" calcext:value-type="string">
            <text:p>859/1387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3" calcext:value-type="date">
            <text:p>03/03/16</text:p>
          </table:table-cell>
          <table:table-cell table:style-name="ce8" office:value-type="string" calcext:value-type="string">
            <text:p>SDR+GRID(10)</text:p>
          </table:table-cell>
          <table:table-cell table:style-name="ce12"/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GNB</text:p>
          </table:table-cell>
          <table:table-cell table:style-name="ce12"/>
          <table:table-cell table:style-name="ce17" office:value-type="float" office:value="0.20559" calcext:value-type="float">
            <text:p>0,20559</text:p>
          </table:table-cell>
          <table:table-cell table:style-name="ce17" office:value-type="float" office:value="2.66475" calcext:value-type="float">
            <text:p>2,66475</text:p>
          </table:table-cell>
          <table:table-cell/>
          <table:table-cell table:style-name="ce10"/>
          <table:table-cell table:style-name="ce27" table:number-columns-repeated="1014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7" office:value-type="float" office:value="0.2127" calcext:value-type="float">
            <text:p>0,21270</text:p>
          </table:table-cell>
          <table:table-cell table:style-name="ce17" office:value-type="float" office:value="2.63403" calcext:value-type="float">
            <text:p>2,63403</text:p>
          </table:table-cell>
          <table:table-cell table:style-name="ce17" office:value-type="float" office:value="2.64336" calcext:value-type="float">
            <text:p>2,64336</text:p>
          </table:table-cell>
          <table:table-cell table:style-name="ce23" office:value-type="string" calcext:value-type="string">
            <text:p>853/1387</text:p>
          </table:table-cell>
          <table:table-cell table:style-name="ce27" table:number-columns-repeated="1014"/>
        </table:table-row>
        <table:table-row table:style-name="ro2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BIN</text:p>
          </table:table-cell>
          <table:table-cell table:style-name="ce8" office:value-type="string" calcext:value-type="string">
            <text:p>LOGREG</text:p>
          </table:table-cell>
          <table:table-cell table:style-name="ce8" office:value-type="string" calcext:value-type="string">
            <text:p>C=0,01</text:p>
          </table:table-cell>
          <table:table-cell table:style-name="ce17" office:value-type="float" office:value="0.22523" calcext:value-type="float">
            <text:p>0,22523</text:p>
          </table:table-cell>
          <table:table-cell table:style-name="ce17" office:value-type="float" office:value="2.59278" calcext:value-type="float">
            <text:p>2,59278</text:p>
          </table:table-cell>
          <table:table-cell table:style-name="ce17" office:value-type="float" office:value="2.7406" calcext:value-type="float">
            <text:p>2,74060</text:p>
          </table:table-cell>
          <table:table-cell table:style-name="ce23" office:value-type="string" calcext:value-type="string">
            <text:p>/</text:p>
          </table:table-cell>
          <table:table-cell table:style-name="ce27" table:number-columns-repeated="1014"/>
        </table:table-row>
        <table:table-row table:style-name="ro3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3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7" office:value-type="float" office:value="0.23021" calcext:value-type="float">
            <text:p>0,23021</text:p>
          </table:table-cell>
          <table:table-cell table:style-name="ce17" office:value-type="float" office:value="2.56315" calcext:value-type="float">
            <text:p>2,56315</text:p>
          </table:table-cell>
          <table:table-cell table:style-name="ce17" office:value-type="float" office:value="2.56476" calcext:value-type="float">
            <text:p>2,56476</text:p>
          </table:table-cell>
          <table:table-cell table:style-name="ce23" office:value-type="string" calcext:value-type="string">
            <text:p>511/1390</text:p>
          </table:table-cell>
          <table:table-cell table:style-name="ce27" table:number-columns-repeated="1014"/>
        </table:table-row>
        <table:table-row table:style-name="ro4">
          <table:table-cell table:style-name="ce4" office:value-type="date" office:date-value="2016-03-04" calcext:value-type="date">
            <text:p>04/03/16</text:p>
          </table:table-cell>
          <table:table-cell table:style-name="ce9" office:value-type="string" calcext:value-type="string">
            <text:p>SDR+GRID(10)</text:p>
          </table:table-cell>
          <table:table-cell table:style-name="ce9" office:value-type="string" calcext:value-type="string">
            <text:p>Address, PdDistrict</text:p>
          </table:table-cell>
          <table:table-cell table:style-name="ce9" office:value-type="string" calcext:value-type="string">
            <text:p>NUM</text:p>
          </table:table-cell>
          <table:table-cell table:style-name="ce9" office:value-type="string" calcext:value-type="string">
            <text:p>VC(GNB,DT1,DT2)</text:p>
          </table:table-cell>
          <table:table-cell table:style-name="ce14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8" office:value-type="float" office:value="0.24658" calcext:value-type="float">
            <text:p>0,24658</text:p>
          </table:table-cell>
          <table:table-cell table:style-name="ce18" office:value-type="float" office:value="2.52131" calcext:value-type="float">
            <text:p>2,52131</text:p>
          </table:table-cell>
          <table:table-cell table:style-name="ce18" office:value-type="float" office:value="2.52941" calcext:value-type="float">
            <text:p>2,52941</text:p>
          </table:table-cell>
          <table:table-cell table:style-name="ce24" office:value-type="string" calcext:value-type="string">
            <text:p>396/1390</text:p>
          </table:table-cell>
          <table:table-cell table:style-name="ce27" table:number-columns-repeated="1014"/>
        </table:table-row>
        <table:table-row table:style-name="ro4">
          <table:table-cell table:style-name="ce3" office:value-type="date" office:date-value="2016-03-04" calcext:value-type="date">
            <text:p>04/03/16</text:p>
          </table:table-cell>
          <table:table-cell office:value-type="string" calcext:value-type="string">
            <text:p>SDR+GRID(50)+CROSS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7" office:value-type="float" office:value="0.25382" calcext:value-type="float">
            <text:p>0,25382</text:p>
          </table:table-cell>
          <table:table-cell table:style-name="ce17" office:value-type="float" office:value="2.49391" calcext:value-type="float">
            <text:p>2,49391</text:p>
          </table:table-cell>
          <table:table-cell table:style-name="ce17" office:value-type="float" office:value="2.90088" calcext:value-type="float">
            <text:p>2,90088</text:p>
          </table:table-cell>
          <table:table-cell table:style-name="ce23" office:value-type="string" calcext:value-type="string">
            <text:p>/</text:p>
          </table:table-cell>
          <table:table-cell table:style-name="ce27" table:number-columns-repeated="1014"/>
        </table:table-row>
        <table:table-row table:style-name="ro5">
          <table:table-cell table:style-name="ce3" office:value-type="date" office:date-value="2016-03-04" calcext:value-type="date">
            <text:p>04/03/16</text:p>
          </table:table-cell>
          <table:table-cell table:style-name="ce8" office:value-type="string" calcext:value-type="string">
            <text:p>SDR+GRID(10)</text:p>
          </table:table-cell>
          <table:table-cell table:style-name="ce8" office:value-type="string" calcext:value-type="string">
            <text:p>Address, PdDistrict</text:p>
          </table:table-cell>
          <table:table-cell table:style-name="ce8" office:value-type="string" calcext:value-type="string">
            <text:p>NUM</text:p>
          </table:table-cell>
          <table:table-cell table:style-name="ce8" office:value-type="string" calcext:value-type="string">
            <text:p>ANN</text:p>
          </table:table-cell>
          <table:table-cell table:style-name="ce13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7" office:value-type="float" office:value="0.23028" calcext:value-type="float">
            <text:p>0,23028</text:p>
          </table:table-cell>
          <table:table-cell table:style-name="ce17" office:value-type="float" office:value="2.55942" calcext:value-type="float">
            <text:p>2,55942</text:p>
          </table:table-cell>
          <table:table-cell table:style-name="ce17" office:value-type="float" office:value="2.56269" calcext:value-type="float">
            <text:p>2,56269</text:p>
          </table:table-cell>
          <table:table-cell table:style-name="ce23" office:value-type="string" calcext:value-type="string">
            <text:p>505/1390</text:p>
          </table:table-cell>
          <table:table-cell table:style-name="ce28" table:number-columns-repeated="1014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SDR+GRID(50)</text:p>
          </table:table-cell>
          <table:table-cell table:style-name="ce8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934" calcext:value-type="float">
            <text:p>0,25934</text:p>
          </table:table-cell>
          <table:table-cell office:value-type="float" office:value="2.48749" calcext:value-type="float">
            <text:p>2,48749</text:p>
          </table:table-cell>
          <table:table-cell office:value-type="float" office:value="2.52005" calcext:value-type="float">
            <text:p>2,52005</text:p>
          </table:table-cell>
          <table:table-cell office:value-type="string" calcext:value-type="string">
            <text:p>387/1415</text:p>
          </table:table-cell>
          <table:table-cell table:number-columns-repeated="1014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 office:value-type="string" calcext:value-type="string">
            <text:p>Addres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508" calcext:value-type="float">
            <text:p>0,25508</text:p>
          </table:table-cell>
          <table:table-cell office:value-type="float" office:value="2.49504" calcext:value-type="float">
            <text:p>2,49504</text:p>
          </table:table-cell>
          <table:table-cell office:value-type="float" office:value="2.51611" calcext:value-type="float">
            <text:p>2,51611</text:p>
          </table:table-cell>
          <table:table-cell office:value-type="string" calcext:value-type="string">
            <text:p>376/1419</text:p>
          </table:table-cell>
          <table:table-cell table:number-columns-repeated="1014"/>
        </table:table-row>
        <table:table-row table:style-name="ro4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DATE(YMDH)+GRID(22)</text:p>
          </table:table-cell>
          <table:table-cell table:style-name="ce8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44" calcext:value-type="float">
            <text:p>0,26944</text:p>
          </table:table-cell>
          <table:table-cell office:value-type="float" office:value="2.45956" calcext:value-type="float">
            <text:p>2,45956</text:p>
          </table:table-cell>
          <table:table-cell office:value-type="float" office:value="2.47587" calcext:value-type="float">
            <text:p>2,47587</text:p>
          </table:table-cell>
          <table:table-cell office:value-type="string" calcext:value-type="string">
            <text:p>317/1419</text:p>
          </table:table-cell>
          <table:table-cell table:number-columns-repeated="1014"/>
        </table:table-row>
        <table:table-row table:style-name="ro4">
          <table:table-cell table:style-name="ce6" office:value-type="date" office:date-value="2016-03-07" calcext:value-type="date">
            <text:p>07/03/16</text:p>
          </table:table-cell>
          <table:table-cell table:style-name="ce11" office:value-type="string" calcext:value-type="string">
            <text:p>SDR+GRID(100)</text:p>
          </table:table-cell>
          <table:table-cell table:style-name="ce11" office:value-type="string" calcext:value-type="string">
            <text:p>Address, PdDistrict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VC(GNB,DT1,DT2)</text:p>
          </table:table-cell>
          <table:table-cell table:style-name="ce15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9" office:value-type="float" office:value="0.24892" calcext:value-type="float">
            <text:p>0,24892</text:p>
          </table:table-cell>
          <table:table-cell table:style-name="ce19" office:value-type="float" office:value="2.51709" calcext:value-type="float">
            <text:p>2,51709</text:p>
          </table:table-cell>
          <table:table-cell table:style-name="ce19" office:value-type="float" office:value="2.52774" calcext:value-type="float">
            <text:p>2,52774</text:p>
          </table:table-cell>
          <table:table-cell table:style-name="ce26" office:value-type="string" calcext:value-type="string">
            <text:p>403/1415</text:p>
          </table:table-cell>
          <table:table-cell table:number-columns-repeated="1014"/>
        </table:table-row>
        <table:table-row table:style-name="ro4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1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5234" calcext:value-type="float">
            <text:p>0,25234</text:p>
          </table:table-cell>
          <table:table-cell office:value-type="float" office:value="2.49943" calcext:value-type="float">
            <text:p>2,49943</text:p>
          </table:table-cell>
          <table:table-cell table:number-columns-repeated="1016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 office:value-type="string" calcext:value-type="string">
            <text:p>Address, 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6902" calcext:value-type="float">
            <text:p>0,26902</text:p>
          </table:table-cell>
          <table:table-cell office:value-type="float" office:value="2.45804" calcext:value-type="float">
            <text:p>2,45804</text:p>
          </table:table-cell>
          <table:table-cell table:number-columns-repeated="1016"/>
        </table:table-row>
        <table:table-row table:style-name="ro6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</table:table-cell>
          <table:table-cell office:value-type="float" office:value="0.27281" calcext:value-type="float">
            <text:p>0,27281</text:p>
          </table:table-cell>
          <table:table-cell office:value-type="float" office:value="2.44763" calcext:value-type="float">
            <text:p>2,44763</text:p>
          </table:table-cell>
          <table:table-cell table:style-name="ce20" office:value-type="float" office:value="2.47734" calcext:value-type="float">
            <text:p>2,47734</text:p>
          </table:table-cell>
          <table:table-cell office:value-type="string" calcext:value-type="string">
            <text:p>322/1421</text:p>
          </table:table-cell>
          <table:table-cell table:number-columns-repeated="1014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18" calcext:value-type="float">
            <text:p>0,2718</text:p>
          </table:table-cell>
          <table:table-cell office:value-type="float" office:value="2.45037" calcext:value-type="float">
            <text:p>2,45037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487" calcext:value-type="float">
            <text:p>0,27487</text:p>
          </table:table-cell>
          <table:table-cell office:value-type="float" office:value="2.43753" calcext:value-type="float">
            <text:p>2,43753</text:p>
          </table:table-cell>
          <table:table-cell table:style-name="ce20" office:value-type="float" office:value="2.47104" calcext:value-type="float">
            <text:p>2,47104</text:p>
          </table:table-cell>
          <table:table-cell office:value-type="string" calcext:value-type="string">
            <text:p>308/1419</text:p>
          </table:table-cell>
          <table:table-cell table:number-columns-repeated="1014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+STREET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4478" calcext:value-type="float">
            <text:p>2,44478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CROSS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729" calcext:value-type="float">
            <text:p>0,27729</text:p>
          </table:table-cell>
          <table:table-cell office:value-type="float" office:value="2.42004" calcext:value-type="float">
            <text:p>2,42004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+STREET</text:p>
          </table:table-cell>
          <table:table-cell table:style-name="ce11"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6204" calcext:value-type="float">
            <text:p>0,26204</text:p>
          </table:table-cell>
          <table:table-cell office:value-type="float" office:value="2.47788" calcext:value-type="float">
            <text:p>2,47788</text:p>
          </table:table-cell>
          <table:table-cell table:number-columns-repeated="1016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22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215" calcext:value-type="float">
            <text:p>0,27215</text:p>
          </table:table-cell>
          <table:table-cell office:value-type="float" office:value="2.45356" calcext:value-type="float">
            <text:p>2,45356</text:p>
          </table:table-cell>
          <table:table-cell table:style-name="ce20" office:value-type="float" office:value="2.47742" calcext:value-type="float">
            <text:p>2,47742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M)+GRID-KMEANS(200)</text:p>
            <text:p>+CROSS+DAY+ADDR_RED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XGD</text:p>
          </table:table-cell>
          <table:table-cell office:value-type="string" calcext:value-type="string">
            <text:p>max_depth=6</text:p>
            <text:p>n_estimators=39</text:p>
            <text:p>learning_rate=0,5</text:p>
          </table:table-cell>
          <table:table-cell office:value-type="float" office:value="0.27274" calcext:value-type="float">
            <text:p>0,27274</text:p>
          </table:table-cell>
          <table:table-cell office:value-type="float" office:value="2.41332" calcext:value-type="float">
            <text:p>2,41332</text:p>
          </table:table-cell>
          <table:table-cell table:style-name="ce21"/>
          <table:table-cell table:number-columns-repeated="1015"/>
        </table:table-row>
        <table:table-row table:style-name="ro7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100)</text:p>
          </table:table-cell>
          <table:table-cell table:style-name="ce11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638" calcext:value-type="float">
            <text:p>0,27638</text:p>
          </table:table-cell>
          <table:table-cell office:value-type="float" office:value="2.43721" calcext:value-type="float">
            <text:p>2,43721</text:p>
          </table:table-cell>
          <table:table-cell table:number-columns-repeated="1016"/>
        </table:table-row>
        <table:table-row table:style-name="ro8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1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4]</text:p>
          </table:table-cell>
          <table:table-cell office:value-type="float" office:value="0.27301" calcext:value-type="float">
            <text:p>0,27301</text:p>
          </table:table-cell>
          <table:table-cell office:value-type="float" office:value="2.44952" calcext:value-type="float">
            <text:p>2,44952</text:p>
          </table:table-cell>
          <table:table-cell table:number-columns-repeated="1016"/>
        </table:table-row>
        <table:table-row table:style-name="ro8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SDR+DATE(YMDH)+GRID(22)</text:p>
          </table:table-cell>
          <table:table-cell table:style-name="ce11" office:value-type="string" calcext:value-type="string">
            <text:p>Dates, DayOfMonth, Hou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426" calcext:value-type="float">
            <text:p>0,27426</text:p>
          </table:table-cell>
          <table:table-cell office:value-type="float" office:value="2.45161" calcext:value-type="float">
            <text:p>2,45161</text:p>
          </table:table-cell>
          <table:table-cell table:number-columns-repeated="1016"/>
        </table:table-row>
        <table:table-row table:style-name="ro8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DATE(YMDH)+GRID(100)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VC(GNB,DT1,DT2)</text:p>
          </table:table-cell>
          <table:table-cell table:style-name="ce13" office:value-type="string" calcext:value-type="string">
            <text:p>DT1: criterion='gini', min_samples_split=2500</text:p>
            <text:p>DT2: criterion='gini',min_samples_leaf=39</text:p>
            <text:p>Weights= [5,2,6]</text:p>
          </table:table-cell>
          <table:table-cell office:value-type="float" office:value="0.2758" calcext:value-type="float">
            <text:p>0,2758</text:p>
          </table:table-cell>
          <table:table-cell office:value-type="float" office:value="2.43992" calcext:value-type="float">
            <text:p>2,43992</text:p>
          </table:table-cell>
          <table:table-cell table:style-name="ce20" office:value-type="float" office:value="2.48067" calcext:value-type="float">
            <text:p>2,48067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number-style style:name="N111">
      <number:number number:decimal-places="5" loext:min-decimal-places="5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4:53:06.0615198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08T15:49:08.060508748</dc:date>
    <meta:editing-cycles>19</meta:editing-cycles>
    <meta:editing-duration>PT7H20M59S</meta:editing-duration>
    <meta:generator>LibreOffice/5.1.0.3$Linux_X86_64 LibreOffice_project/10m0$Build-3</meta:generator>
    <meta:document-statistic meta:table-count="1" meta:cell-count="282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